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e6a" officeooo:paragraph-rsid="00159e6a"/>
    </style:style>
    <style:style style:name="P2" style:family="paragraph" style:parent-style-name="Standard">
      <style:text-properties officeooo:rsid="00189ce9" officeooo:paragraph-rsid="00189ce9"/>
    </style:style>
    <style:style style:name="P3" style:family="paragraph" style:parent-style-name="Standard">
      <style:text-properties officeooo:rsid="001a4b43" officeooo:paragraph-rsid="001a4b43"/>
    </style:style>
    <style:style style:name="P4" style:family="paragraph" style:parent-style-name="Standard">
      <style:text-properties officeooo:rsid="001abeb8" officeooo:paragraph-rsid="001a4b43"/>
    </style:style>
    <style:style style:name="P5" style:family="paragraph" style:parent-style-name="Standard">
      <style:text-properties officeooo:rsid="001abeb8" officeooo:paragraph-rsid="001abeb8"/>
    </style:style>
    <style:style style:name="P6" style:family="paragraph" style:parent-style-name="Standard">
      <style:text-properties officeooo:rsid="001adc5c" officeooo:paragraph-rsid="001adc5c"/>
    </style:style>
    <style:style style:name="P7" style:family="paragraph" style:parent-style-name="Standard">
      <style:text-properties officeooo:rsid="001f1797" officeooo:paragraph-rsid="001f1797"/>
    </style:style>
    <style:style style:name="P8" style:family="paragraph" style:parent-style-name="Standard">
      <style:text-properties officeooo:rsid="00208a2e" officeooo:paragraph-rsid="00208a2e"/>
    </style:style>
    <style:style style:name="P9" style:family="paragraph" style:parent-style-name="Standard">
      <style:text-properties officeooo:rsid="001f1797" officeooo:paragraph-rsid="001f1797"/>
    </style:style>
    <style:style style:name="P10" style:family="paragraph" style:parent-style-name="Standard">
      <style:text-properties officeooo:rsid="001f1797" officeooo:paragraph-rsid="0023c252"/>
    </style:style>
    <style:style style:name="P11" style:family="paragraph" style:parent-style-name="Standard">
      <style:text-properties officeooo:rsid="00219ab6" officeooo:paragraph-rsid="00219ab6"/>
    </style:style>
    <style:style style:name="P12" style:family="paragraph" style:parent-style-name="Standard">
      <style:text-properties officeooo:rsid="00219ab6" officeooo:paragraph-rsid="0025a189"/>
    </style:style>
    <style:style style:name="P13" style:family="paragraph" style:parent-style-name="Standard">
      <style:text-properties officeooo:rsid="0023c252" officeooo:paragraph-rsid="0023c252"/>
    </style:style>
    <style:style style:name="P14" style:family="paragraph" style:parent-style-name="Standard">
      <style:text-properties officeooo:rsid="0025a189" officeooo:paragraph-rsid="0025a189"/>
    </style:style>
    <style:style style:name="T1" style:family="text">
      <style:text-properties style:text-position="super 58%"/>
    </style:style>
    <style:style style:name="T2" style:family="text">
      <style:text-properties officeooo:rsid="001adc5c"/>
    </style:style>
    <style:style style:name="T3" style:family="text">
      <style:text-properties officeooo:rsid="001ba58f"/>
    </style:style>
    <style:style style:name="T4" style:family="text">
      <style:text-properties officeooo:rsid="00208a2e"/>
    </style:style>
    <style:style style:name="T5" style:family="text">
      <style:text-properties officeooo:rsid="00219ab6"/>
    </style:style>
    <style:style style:name="T6" style:family="text">
      <style:text-properties style:text-position="0% 100%"/>
    </style:style>
    <style:style style:name="T7" style:family="text">
      <style:text-properties officeooo:rsid="0023c252"/>
    </style:style>
    <style:style style:name="T8" style:family="text">
      <style:text-properties officeooo:rsid="00275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fonctionne un tournoi de tennis ?</text:p>
      <text:p text:style-name="P1"/>
      <text:p text:style-name="P2"/>
      <text:p text:style-name="P6">Au meilleurs des 3 sets 6 jeux avec 2 jeux d’écarts 7 jeux s’<text:span text:style-name="T3">il y a</text:span> 5 <text:span text:style-name="T3">jeux à</text:span>-5 si <text:span text:style-name="T3">c’est</text:span> 6-6 c’est tie break en 7 points avec 2 points d’écarts</text:p>
      <text:p text:style-name="P2"/>
      <text:p text:style-name="P3">1<text:span text:style-name="T1">er</text:span> temps : un tournoi doit avoir l’autorisation de la fédération(homologation) à la ligue ou fédération du département</text:p>
      <text:p text:style-name="P3">2eme temps : inscription de l’homologation</text:p>
      <text:p text:style-name="P3">3eme temps : club va faire sa pub</text:p>
      <text:p text:style-name="P3">4eme : date d’inscription ( catégories ) de non classés à 1ere série (haut niveau)</text:p>
      <text:p text:style-name="P3">non classés </text:p>
      <text:p text:style-name="P3">4eme séries</text:p>
      <text:p text:style-name="P3">3 <text:span text:style-name="T2">eme </text:span>séries</text:p>
      <text:p text:style-name="P3">2 eme séries</text:p>
      <text:p text:style-name="P3"/>
      <text:p text:style-name="P3">(classement)</text:p>
      <text:p text:style-name="P3"/>
      <text:p text:style-name="P3">jeunes 10-12/13-14/15-16/<text:span text:style-name="T3">17-18</text:span></text:p>
      <text:p text:style-name="P3"/>
      <text:p text:style-name="P3"><text:span text:style-name="T3">séniors </text:span>+ 30/35/40/45/50/55</text:p>
      <text:p text:style-name="P3"/>
      <text:p text:style-name="P3">simple messieurs et dames</text:p>
      <text:p text:style-name="P4"/>
      <text:p text:style-name="P5">en fonction des joueurs on utilise des tours jusqu’en quart de finale</text:p>
      <text:p text:style-name="P5"/>
      <text:p text:style-name="P5"/>
      <text:p text:style-name="P7">Base de données</text:p>
      <text:p text:style-name="P7"/>
      <text:p text:style-name="P7">id : clé primaire</text:p>
      <text:p text:style-name="P7"><text:span text:style-name="T7">prenom + nom</text:span> varchar(50) : nom <text:span text:style-name="T7">adversaire</text:span></text:p>
      <text:p text:style-name="P11">1<text:span text:style-name="T1">er</text:span> Set → 7-6 maximum</text:p>
      <text:p text:style-name="P14">Score Joueur</text:p>
      <text:p text:style-name="P14">Score Adversaire</text:p>
      <text:p text:style-name="P11">2nd Set → 7-6 maximum</text:p>
      <text:p text:style-name="P14">Score Joueur</text:p>
      <text:p text:style-name="P14">Score Adversaire</text:p>
      <text:p text:style-name="P12">3rd Set – 7-6 maximum<text:tab/></text:p>
      <text:p text:style-name="P14">Score Joueur</text:p>
      <text:p text:style-name="P14">Score Adversaire</text:p>
      <text:p text:style-name="P7">résultat <text:span text:style-name="T5">(Gagnant ou perdant)</text:span></text:p>
      <text:p text:style-name="P13">Lieu <text:span text:style-name="T8">(Varchar)</text:span></text:p>
      <text:p text:style-name="P13">Date <text:span text:style-name="T8">(Date)</text:span></text:p>
      <text:p text:style-name="P13">Heure <text:span text:style-name="T8">(Time)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41:16.425000000</meta:creation-date>
    <dc:date>2017-04-20T13:02:57.693000000</dc:date>
    <meta:editing-duration>PT3H14M51S</meta:editing-duration>
    <meta:editing-cycles>8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1" meta:word-count="168" meta:character-count="956" meta:non-whitespace-character-count="816"/>
  </office:meta>
</office:document-meta>
</file>